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Line_20_Arrow" draw:marker-end-width="0.2cm" draw:textarea-horizontal-align="center" draw:textarea-vertical-align="middl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id="id1" draw:layer="layout" svg:width="8.863cm" svg:height="0.983cm" svg:x="2.55cm" svg:y="1cm">
          <draw:text-box>
            <text:p><text:span text:style-name="T1">resampling.[desc, instance]</text:span></text:p>
          </draw:text-box>
        </draw:frame>
        <draw:frame draw:style-name="gr2" draw:id="id2" draw:layer="layout" svg:width="2.238cm" svg:height="0.963cm" svg:x="7.975cm" svg:y="3.485cm">
          <draw:text-box>
            <text:p>bs.[...]</text:p>
          </draw:text-box>
        </draw:frame>
        <draw:frame draw:style-name="gr2" draw:id="id3" draw:layer="layout" svg:width="2.157cm" svg:height="0.963cm" svg:x="4.02cm" svg:y="3.485cm">
          <draw:text-box>
            <text:p>cv.[...]</text:p>
          </draw:text-box>
        </draw:frame>
        <draw:frame draw:style-name="gr2" draw:id="id4" draw:layer="layout" svg:width="3.643cm" svg:height="0.963cm" svg:x="1cm" svg:y="5.037cm">
          <draw:text-box>
            <text:p>holdout.[...]</text:p>
          </draw:text-box>
        </draw:frame>
        <draw:frame draw:style-name="gr2" draw:id="id5" draw:layer="layout" svg:width="4.63cm" svg:height="0.963cm" svg:x="8.82cm" svg:y="5.037cm">
          <draw:text-box>
            <text:p>subsample.[...]</text:p>
          </draw:text-box>
        </draw:frame>
        <draw:connector draw:style-name="gr3" draw:text-style-name="P2" draw:layer="layout" svg:x1="6.981cm" svg:y1="1.983cm" svg:x2="9.094cm" svg:y2="3.485cm" draw:start-shape="id1" draw:start-glue-point="2" draw:end-shape="id2" draw:end-glue-point="0" svg:d="m6981 1983v751h2113v751">
          <text:p/>
        </draw:connector>
        <draw:connector draw:style-name="gr3" draw:text-style-name="P2" draw:layer="layout" svg:x1="6.981cm" svg:y1="1.983cm" svg:x2="5.098cm" svg:y2="3.485cm" draw:start-shape="id1" draw:start-glue-point="2" draw:end-shape="id3" draw:end-glue-point="0" svg:d="m6981 1983v751h-1883v751">
          <text:p/>
        </draw:connector>
        <draw:connector draw:style-name="gr3" draw:text-style-name="P2" draw:layer="layout" svg:x1="2.55cm" svg:y1="1.491cm" svg:x2="2.821cm" svg:y2="5.037cm" draw:start-shape="id1" draw:start-glue-point="3" draw:end-shape="id4" draw:end-glue-point="0" svg:d="m2550 1491h-501v2019h772v1527">
          <text:p/>
        </draw:connector>
        <draw:connector draw:style-name="gr3" draw:text-style-name="P2" draw:layer="layout" svg:x1="11.413cm" svg:y1="1.491cm" svg:x2="11.135cm" svg:y2="5.037cm" draw:start-shape="id1" draw:start-glue-point="1" draw:end-shape="id5" draw:end-glue-point="0" svg:d="m11413 1491h501v2019h-779v15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4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tharina Borg</meta:initial-creator>
    <meta:creation-date>2010-06-04T10:54:15.40</meta:creation-date>
    <dc:date>2010-06-04T12:58:52.93</dc:date>
    <dc:creator>Katharina Borg</dc:creator>
    <meta:editing-duration>PT00H02M08S</meta:editing-duration>
    <meta:editing-cycles>2</meta:editing-cycles>
    <meta:generator>OpenOffice.org/3.2$Win32 OpenOffice.org_project/320m12$Build-9483</meta:generator>
    <meta:document-statistic meta:object-count="9"/>
  </office:meta>
</office:document-meta>
</file>